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elplot</text:p>
      <text:p text:style-name="Standard"/>
      <text:p text:style-name="Standard">Drottninge/kungen... I beach temple blir anfallen av monster som vill åt öns hemliga kraft..., D/K kallar då på hjälp av pirat och apa (magisk brev, flask post...). Står där att de kan hitta hjälpmedel på ön som D/K har gömt. (vilket är bomber, rep mm). Apa o pirat beger sig till ön, letar rätt på de första hjälpmedlena och tar sig sedan till templet för att se om de kan hjälpa D/K, men där hittar det ett söndertrasat tempel och minotaur. Får dock när de besegrat minotaur en ledtråd om var de ska bege sig näst för att hitta D/K och monstre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in Svensson</meta:initial-creator>
    <meta:creation-date>2014-07-27T17:14:02.08</meta:creation-date>
    <meta:document-statistic meta:table-count="0" meta:image-count="0" meta:object-count="0" meta:page-count="1" meta:paragraph-count="2" meta:word-count="103" meta:character-count="555"/>
    <dc:date>2014-07-27T17:19:12.97</dc:date>
    <dc:creator>Karin Svensson</dc:creator>
    <meta:editing-duration>PT5M11S</meta:editing-duration>
    <meta:editing-cycles>1</meta:editing-cycles>
    <meta:generator>OpenOffice/4.0.1$Win32 OpenOffice.org_project/401m5$Build-9714</meta:generator>
  </office:meta>
</office:document-meta>
</file>